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09in"/>
    </style:style>
    <style:style style:name="co3" style:family="table-column">
      <style:table-column-properties fo:break-before="auto" style:column-width="2.5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661in" svg:height="3.9843in" svg:x="5.2524in" svg:y="0.4394in">
            <draw:object draw:notify-on-update-of-ranges="Sheet1.A1:Sheet1.A1 Sheet1.A2:Sheet1.A11 Sheet1.B1:Sheet1.B1 Sheet1.B2:Sheet1.B11 Sheet1.A2:Sheet1.A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7661in" svg:height="3.9843in" svg:x="5.1213in" svg:y="4.8736in">
            <draw:object draw:notify-on-update-of-ranges="Sheet1.A1:Sheet1.A1 Sheet1.A2:Sheet1.A11 Sheet1.B1:Sheet1.B1 Sheet1.B2:Sheet1.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7661in" svg:height="3.9843in" svg:x="5.2638in" svg:y="9.2346in">
            <draw:object draw:notify-on-update-of-ranges="Sheet1.A1:Sheet1.A1 Sheet1.A2:Sheet1.A11 Sheet1.C1:Sheet1.C1 Sheet1.C2:Sheet1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45in" svg:height="3.537in" svg:x="7.8736in" svg:y="14.7039in">
            <draw:object draw:notify-on-update-of-ranges="Sheet1.A96:Sheet1.A103 Sheet1.B95:Sheet1.B95 Sheet1.B96:Sheet1.B103 Sheet1.C96:Sheet1.C103 Sheet1.C96:Sheet1.C103 Sheet1.A96:Sheet1.A103 Sheet1.D95:Sheet1.D95 Sheet1.D96:Sheet1.D103 Sheet1.E96:Sheet1.E103 Sheet1.E96:Sheet1.E1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45in" svg:height="3.5374in" svg:x="7.8846in" svg:y="18.848in">
            <draw:object draw:notify-on-update-of-ranges="Sheet1.A106:Sheet1.A109 Sheet1.B105:Sheet1.B105 Sheet1.B106:Sheet1.B109 Sheet1.E106:Sheet1.E109 Sheet1.E106:Sheet1.E109 Sheet1.A106:Sheet1.A109 Sheet1.D105:Sheet1.D105 Sheet1.D106:Sheet1.D109 Sheet1.C106:Sheet1.C109 Sheet1.C106:Sheet1.C10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45in" svg:height="3.5406in" svg:x="2.95in" svg:y="25.7661in">
            <draw:object draw:notify-on-update-of-ranges="Sheet1.B129:Sheet1.B130 Sheet1.C129:Sheet1.C130 Sheet1.C131:Sheet1.C137 Sheet1.D131:Sheet1.D137 Sheet1.D131:Sheet1.D137 Sheet1.E130:Sheet1.E130 Sheet1.E131:Sheet1.E137 Sheet1.B131:Sheet1.B137 Sheet1.F131:Sheet1.F137 Sheet1.F131:Sheet1.F13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verage time (10 trials)</text:p>
          </table:table-cell>
          <table:table-cell office:value-type="string">
            <text:p>average time (10 trials partial pivoting)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7">
            <text:p>0.0027</text:p>
          </table:table-cell>
          <table:table-cell office:value-type="float" office:value="0.0032">
            <text:p>0.003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03">
            <text:p>0.0103</text:p>
          </table:table-cell>
          <table:table-cell office:value-type="float" office:value="0.0106">
            <text:p>0.010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55">
            <text:p>0.0255</text:p>
          </table:table-cell>
          <table:table-cell office:value-type="float" office:value="0.0256">
            <text:p>0.025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514">
            <text:p>0.0514</text:p>
          </table:table-cell>
          <table:table-cell office:value-type="float" office:value="0.0519">
            <text:p>0.051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24">
            <text:p>0.0924</text:p>
          </table:table-cell>
          <table:table-cell office:value-type="float" office:value="0.0929">
            <text:p>0.092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73">
            <text:p>0.1573</text:p>
          </table:table-cell>
          <table:table-cell office:value-type="float" office:value="0.1574">
            <text:p>0.1574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52">
            <text:p>0.252</text:p>
          </table:table-cell>
          <table:table-cell office:value-type="float" office:value="0.2502">
            <text:p>0.2502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7807">
            <text:p>0.7807</text:p>
          </table:table-cell>
          <table:table-cell office:value-type="float" office:value="0.781">
            <text:p>0.781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.3134">
            <text:p>1.3134</text:p>
          </table:table-cell>
          <table:table-cell office:value-type="float" office:value="1.3064">
            <text:p>1.306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0754">
            <text:p>2.0754</text:p>
          </table:table-cell>
          <table:table-cell office:value-type="float" office:value="2.0686">
            <text:p>2.06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 table:number-rows-repeated="65">
          <table:table-cell table:number-columns-repeated="6"/>
        </table:table-row>
        <table:table-row table:style-name="ro1">
          <table:table-cell office:value-type="string">
            <text:p>variable</text:p>
          </table:table-cell>
          <table:table-cell office:value-type="string">
            <text:p>mean</text:p>
          </table:table-cell>
          <table:table-cell office:value-type="string">
            <text:p>std deviation</text:p>
          </table:table-cell>
          <table:table-cell office:value-type="string">
            <text:p>mean (pivot)</text:p>
          </table:table-cell>
          <table:table-cell office:value-type="string">
            <text:p>std deviation (pivot)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float" office:value="-0.416">
            <text:p>-0.416</text:p>
          </table:table-cell>
          <table:table-cell office:value-type="float" office:value="6.2113">
            <text:p>6.2113</text:p>
          </table:table-cell>
          <table:table-cell office:value-type="float" office:value="-2.1582">
            <text:p>-2.1582</text:p>
          </table:table-cell>
          <table:table-cell office:value-type="float" office:value="12.7513">
            <text:p>12.7513</text:p>
          </table:table-cell>
          <table:table-cell/>
        </table:table-row>
        <table:table-row table:style-name="ro1">
          <table:table-cell office:value-type="string">
            <text:p>x2</text:p>
          </table:table-cell>
          <table:table-cell office:value-type="float" office:value="-0.5809">
            <text:p>-0.5809</text:p>
          </table:table-cell>
          <table:table-cell office:value-type="float" office:value="5.507">
            <text:p>5.507</text:p>
          </table:table-cell>
          <table:table-cell office:value-type="float" office:value="3.3702">
            <text:p>3.3702</text:p>
          </table:table-cell>
          <table:table-cell office:value-type="float" office:value="25.2049">
            <text:p>25.2049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office:value-type="float" office:value="-0.4251">
            <text:p>-0.4251</text:p>
          </table:table-cell>
          <table:table-cell office:value-type="float" office:value="7.4352">
            <text:p>7.4352</text:p>
          </table:table-cell>
          <table:table-cell office:value-type="float" office:value="4.8334">
            <text:p>4.8334</text:p>
          </table:table-cell>
          <table:table-cell office:value-type="float" office:value="48.2432">
            <text:p>48.2432</text:p>
          </table:table-cell>
          <table:table-cell/>
        </table:table-row>
        <table:table-row table:style-name="ro2" table:number-rows-repeated="1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ree variables</text:p>
          </table:table-cell>
          <table:table-cell office:value-type="string">
            <text:p>mean</text:p>
          </table:table-cell>
          <table:table-cell office:value-type="string">
            <text:p>std deviation</text:p>
          </table:table-cell>
          <table:table-cell office:value-type="string">
            <text:p>mean (pivot)</text:p>
          </table:table-cell>
          <table:table-cell office:value-type="string">
            <text:p>std deviation (pivot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5187">
            <text:p>-0.5187</text:p>
          </table:table-cell>
          <table:table-cell office:value-type="float" office:value="8.0365">
            <text:p>8.0365</text:p>
          </table:table-cell>
          <table:table-cell office:value-type="float" office:value="-0.2716">
            <text:p>-0.2716</text:p>
          </table:table-cell>
          <table:table-cell office:value-type="float" office:value="2.9269">
            <text:p>2.926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.8436">
            <text:p>-1.8436</text:p>
          </table:table-cell>
          <table:table-cell office:value-type="float" office:value="24.045">
            <text:p>24.045</text:p>
          </table:table-cell>
          <table:table-cell office:value-type="float" office:value="-0.6805">
            <text:p>-0.6805</text:p>
          </table:table-cell>
          <table:table-cell office:value-type="float" office:value="4.9146">
            <text:p>4.914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4291">
            <text:p>1.4291</text:p>
          </table:table-cell>
          <table:table-cell office:value-type="float" office:value="12.8622">
            <text:p>12.8622</text:p>
          </table:table-cell>
          <table:table-cell office:value-type="float" office:value="0.1479">
            <text:p>0.1479</text:p>
          </table:table-cell>
          <table:table-cell office:value-type="float" office:value="10.1183">
            <text:p>10.118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87">
            <text:p>0.2687</text:p>
          </table:table-cell>
          <table:table-cell office:value-type="float" office:value="3.1301">
            <text:p>3.1301</text:p>
          </table:table-cell>
          <table:table-cell office:value-type="float" office:value="-7.0337">
            <text:p>-7.0337</text:p>
          </table:table-cell>
          <table:table-cell office:value-type="float" office:value="63.481">
            <text:p>63.48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832">
            <text:p>0.5832</text:p>
          </table:table-cell>
          <table:table-cell office:value-type="float" office:value="4.5514">
            <text:p>4.5514</text:p>
          </table:table-cell>
          <table:table-cell office:value-type="float" office:value="2.3215">
            <text:p>2.3215</text:p>
          </table:table-cell>
          <table:table-cell office:value-type="float" office:value="13.637">
            <text:p>13.63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6963">
            <text:p>-1.6963</text:p>
          </table:table-cell>
          <table:table-cell office:value-type="float" office:value="8.3949">
            <text:p>8.3949</text:p>
          </table:table-cell>
          <table:table-cell office:value-type="float" office:value="0.5151">
            <text:p>0.5151</text:p>
          </table:table-cell>
          <table:table-cell office:value-type="float" office:value="5.195">
            <text:p>5.1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.0669">
            <text:p>-4.0669</text:p>
          </table:table-cell>
          <table:table-cell office:value-type="float" office:value="59.5611">
            <text:p>59.5611</text:p>
          </table:table-cell>
          <table:table-cell office:value-type="float" office:value="0.8692">
            <text:p>0.8692</text:p>
          </table:table-cell>
          <table:table-cell office:value-type="float" office:value="9.4538">
            <text:p>9.453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53">
            <text:p>0.1553</text:p>
          </table:table-cell>
          <table:table-cell office:value-type="float" office:value="3.4201">
            <text:p>3.4201</text:p>
          </table:table-cell>
          <table:table-cell office:value-type="float" office:value="1.14">
            <text:p>1.14</text:p>
          </table:table-cell>
          <table:table-cell office:value-type="float" office:value="16.9359">
            <text:p>16.9359</text:p>
          </table:table-cell>
          <table:table-cell/>
        </table:table-row>
        <table:table-row table:style-name="ro1">
          <table:table-cell office:value-type="string">
            <text:p>3 free var</text:p>
          </table:table-cell>
          <table:table-cell table:number-columns-repeated="5"/>
        </table:table-row>
        <table:table-row table:style-name="ro1">
          <table:table-cell office:value-type="string">
            <text:p>trials</text:p>
          </table:table-cell>
          <table:table-cell office:value-type="string">
            <text:p>mean</text:p>
          </table:table-cell>
          <table:table-cell office:value-type="string">
            <text:p>std deviation</text:p>
          </table:table-cell>
          <table:table-cell office:value-type="string">
            <text:p>mean (pivot)</text:p>
          </table:table-cell>
          <table:table-cell office:value-type="string">
            <text:p>std deviation (pivot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2686">
            <text:p>-0.2686</text:p>
          </table:table-cell>
          <table:table-cell office:value-type="float" office:value="2.3787">
            <text:p>2.3787</text:p>
          </table:table-cell>
          <table:table-cell office:value-type="float" office:value="1.9082">
            <text:p>1.9082</text:p>
          </table:table-cell>
          <table:table-cell office:value-type="float" office:value="4.4788">
            <text:p>4.478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515">
            <text:p>1.515</text:p>
          </table:table-cell>
          <table:table-cell office:value-type="float" office:value="23.2112">
            <text:p>23.2112</text:p>
          </table:table-cell>
          <table:table-cell office:value-type="float" office:value="1.1646">
            <text:p>1.1646</text:p>
          </table:table-cell>
          <table:table-cell office:value-type="float" office:value="8.8124">
            <text:p>8.8124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-0.0634">
            <text:p>-0.0634</text:p>
          </table:table-cell>
          <table:table-cell office:value-type="float" office:value="14.8377">
            <text:p>14.8377</text:p>
          </table:table-cell>
          <table:table-cell office:value-type="float" office:value="1.0858">
            <text:p>1.0858</text:p>
          </table:table-cell>
          <table:table-cell office:value-type="float" office:value="20.3994">
            <text:p>20.3994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-0.1489">
            <text:p>-0.1489</text:p>
          </table:table-cell>
          <table:table-cell office:value-type="float" office:value="72.1895">
            <text:p>72.1895</text:p>
          </table:table-cell>
          <table:table-cell office:value-type="float" office:value="0.5489">
            <text:p>0.5489</text:p>
          </table:table-cell>
          <table:table-cell office:value-type="float" office:value="65.8031">
            <text:p>65.803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 table:number-rows-repeated="18">
          <table:table-cell table:number-columns-repeated="6"/>
        </table:table-row>
        <table:table-row table:style-name="ro3">
          <table:table-cell/>
          <table:table-cell office:value-type="string">
            <text:p>perturbation range</text:p>
          </table:table-cell>
          <table:table-cell office:value-type="string">
            <text:p>meanDist</text:p>
          </table:table-cell>
          <table:table-cell office:value-type="string">
            <text:p>stdDev</text:p>
          </table:table-cell>
          <table:table-cell office:value-type="string">
            <text:p>meanDist(piv)</text:p>
          </table:table-cell>
          <table:table-cell office:value-type="string">
            <text:p>stdDev(piv)</text:p>
          </table:table-cell>
        </table:table-row>
        <table:table-row table:style-name="ro1">
          <table:table-cell/>
          <table:table-cell office:value-type="float" office:value="0.001">
            <text:p>0.001</text:p>
          </table:table-cell>
          <table:table-cell office:value-type="float" office:value="0.0073">
            <text:p>0.0073</text:p>
          </table:table-cell>
          <table:table-cell office:value-type="float" office:value="0.0015">
            <text:p>0.0015</text:p>
          </table:table-cell>
          <table:table-cell office:value-type="float" office:value="394.392">
            <text:p>394.392</text:p>
          </table:table-cell>
          <table:table-cell office:value-type="float" office:value="436.8829">
            <text:p>436.8829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274">
            <text:p>0.0274</text:p>
          </table:table-cell>
          <table:table-cell office:value-type="float" office:value="0.0139">
            <text:p>0.0139</text:p>
          </table:table-cell>
          <table:table-cell office:value-type="float" office:value="893.42">
            <text:p>893.42</text:p>
          </table:table-cell>
          <table:table-cell office:value-type="float" office:value="748.5">
            <text:p>748.5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6.964">
            <text:p>6.964</text:p>
          </table:table-cell>
          <table:table-cell office:value-type="float" office:value="7.1997">
            <text:p>7.1997</text:p>
          </table:table-cell>
          <table:table-cell office:value-type="float" office:value="733.4854">
            <text:p>733.4854</text:p>
          </table:table-cell>
          <table:table-cell office:value-type="float" office:value="511.6481">
            <text:p>511.648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7.413">
            <text:p>117.413</text:p>
          </table:table-cell>
          <table:table-cell office:value-type="float" office:value="24.1406">
            <text:p>24.1406</text:p>
          </table:table-cell>
          <table:table-cell office:value-type="float" office:value="949.71">
            <text:p>949.71</text:p>
          </table:table-cell>
          <table:table-cell office:value-type="float" office:value="862.6335">
            <text:p>862.633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6.18">
            <text:p>36.18</text:p>
          </table:table-cell>
          <table:table-cell office:value-type="float" office:value="13.1822">
            <text:p>13.1822</text:p>
          </table:table-cell>
          <table:table-cell office:value-type="float" office:value="709.795">
            <text:p>709.795</text:p>
          </table:table-cell>
          <table:table-cell office:value-type="float" office:value="468.0606">
            <text:p>468.0606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.086">
            <text:p>8.086</text:p>
          </table:table-cell>
          <table:table-cell office:value-type="float" office:value="8.0405">
            <text:p>8.0405</text:p>
          </table:table-cell>
          <table:table-cell office:value-type="float" office:value="800.2852">
            <text:p>800.2852</text:p>
          </table:table-cell>
          <table:table-cell office:value-type="float" office:value="501.4847">
            <text:p>501.4847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31.7954">
            <text:p>31.7954</text:p>
          </table:table-cell>
          <table:table-cell office:value-type="float" office:value="26.6728">
            <text:p>26.6728</text:p>
          </table:table-cell>
          <table:table-cell office:value-type="float" office:value="324.7825">
            <text:p>324.7825</text:p>
          </table:table-cell>
          <table:table-cell office:value-type="float" office:value="372.5633">
            <text:p>372.563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2:20:16</meta:creation-date>
    <dc:date>2012-12-05T17:40:12</dc:date>
    <meta:editing-duration>PT1H8M36S</meta:editing-duration>
    <meta:editing-cycles>5</meta:editing-cycles>
    <meta:generator>LibreOffice/3.5$Linux_x86 LibreOffice_project/350m1$Build-2</meta:generator>
    <meta:document-statistic meta:table-count="3" meta:cell-count="1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87cm" svg:height="10.121cm" xlink:href=".." xlink:type="simple" chart:class="chart:scatter" chart:column-mapping="0 1" chart:style-name="ch1">
        <chart:title svg:x="3.362cm" svg:y="0.366cm" chart:style-name="ch2">
          <text:p>Average Time Versus Matrix size- Pivot and NonPivot</text:p>
        </chart:title>
        <chart:legend chart:legend-position="end" svg:x="11.107cm" svg:y="3.617cm" style:legend-expansion="high" chart:style-name="ch3"/>
        <chart:plot-area chart:style-name="ch4" table:cell-range-address="Sheet1.A1:Sheet1.C11" chart:data-source-has-labels="both" svg:x="0.315cm" svg:y="1.119cm" svg:width="9.062cm" svg:height="8.374cm">
          <chartooo:coordinate-region svg:x="1.042cm" svg:y="1.319cm" svg:width="8.055cm" svg:height="7.527cm"/>
          <chart:axis chart:dimension="x" chart:name="primary-x" chart:style-name="ch5" chartooo:axis-type="auto">
            <chart:title svg:x="4.035cm" svg:y="9.561cm" chart:style-name="ch6">
              <text:p>Matrix Size</text:p>
            </chart:title>
            <chart:categories table:cell-range-address="Sheet1.A1:Sheet1.A1"/>
          </chart:axis>
          <chart:axis chart:dimension="y" chart:name="primary-y" chart:style-name="ch5">
            <chart:title svg:x="0cm" svg:y="6.686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r-square="true" svg:x="1.181cm" svg:y="1.594cm"/>
            </chart:regression-curve>
            <chart:data-point chart:repeated="10"/>
          </chart:series>
          <chart:series chart:style-name="ch11" chart:values-cell-range-address="Sheet1.C2:Sheet1.C11" chart:label-cell-address="Sheet1.C1:Sheet1.C1" chart:class="chart:scatter">
            <chart:regression-curve chart:style-name="ch12">
              <chart:equation chart:display-r-square="true" svg:x="1.377cm" svg:y="3.039cm"/>
            </chart:regression-curve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(10 trials)</text:p>
                <draw:g>
                  <svg:desc>Sheet1.B1:Sheet1.B1</svg:desc>
                </draw:g>
              </table:table-cell>
              <table:table-cell office:value-type="string">
                <text:p>average time (10 trials partial pivotin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1:Sheet1.A1</svg:desc>
                </draw:g>
              </table:table-cell>
              <table:table-cell office:value-type="float" office:value="20">
                <text:p>20</text:p>
                <draw:g>
                  <svg:desc>Sheet1.A2:Sheet1.A11</svg:desc>
                </draw:g>
              </table:table-cell>
              <table:table-cell office:value-type="float" office:value="0.0027">
                <text:p>0.0027</text:p>
                <draw:g>
                  <svg:desc>Sheet1.B2:Sheet1.B11</svg:desc>
                </draw:g>
              </table:table-cell>
              <table:table-cell office:value-type="float" office:value="0.0032">
                <text:p>0.0032</text:p>
                <draw:g>
                  <svg:desc>Sheet1.C2:Sheet1.C11</svg:desc>
                </draw:g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03">
                <text:p>0.0103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255">
                <text:p>0.025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514">
                <text:p>0.0514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924">
                <text:p>0.0924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1573">
                <text:p>0.1573</text:p>
              </table:table-cell>
              <table:table-cell office:value-type="float" office:value="0.1574">
                <text:p>0.157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252">
                <text:p>0.252</text:p>
              </table:table-cell>
              <table:table-cell office:value-type="float" office:value="0.2502">
                <text:p>0.250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7807">
                <text:p>0.7807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.3134">
                <text:p>1.3134</text:p>
              </table:table-cell>
              <table:table-cell office:value-type="float" office:value="1.3064">
                <text:p>1.306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.0754">
                <text:p>2.0754</text:p>
              </table:table-cell>
              <table:table-cell office:value-type="float" office:value="2.0686">
                <text:p>2.0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7cm" svg:height="10.121cm" xlink:href=".." xlink:type="simple" chart:class="chart:scatter" chart:column-mapping="0" chart:style-name="ch1">
        <chart:title svg:x="4.369cm" svg:y="0.338cm" chart:style-name="ch2">
          <text:p>Average Time Versus Matrix size- NonPivot</text:p>
        </chart:title>
        <chart:legend chart:legend-position="end" svg:x="11.107cm" svg:y="4.512cm" style:legend-expansion="high" chart:style-name="ch3"/>
        <chart:plot-area chart:style-name="ch4" table:cell-range-address="Sheet1.A1:Sheet1.B11" chart:data-source-has-labels="both" svg:x="0.398cm" svg:y="1.013cm" svg:width="9.064cm" svg:height="8.374cm">
          <chartooo:coordinate-region svg:x="1.125cm" svg:y="1.213cm" svg:width="8.057cm" svg:height="7.527cm"/>
          <chart:axis chart:dimension="x" chart:name="primary-x" chart:style-name="ch5" chartooo:axis-type="auto">
            <chart:title svg:x="4.119cm" svg:y="9.561cm" chart:style-name="ch6">
              <text:p>Matrix Size</text:p>
            </chart:title>
            <chart:categories table:cell-range-address="Sheet1.A1:Sheet1.A1"/>
          </chart:axis>
          <chart:axis chart:dimension="y" chart:name="primary-y" chart:style-name="ch5">
            <chart:title svg:x="0cm" svg:y="6.58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r-square="true" svg:x="1.212cm" svg:y="1.49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(10 trial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1:Sheet1.A1</svg:desc>
                </draw:g>
              </table:table-cell>
              <table:table-cell office:value-type="float" office:value="20">
                <text:p>20</text:p>
                <draw:g>
                  <svg:desc>Sheet1.A2:Sheet1.A11</svg:desc>
                </draw:g>
              </table:table-cell>
              <table:table-cell office:value-type="float" office:value="0.0027">
                <text:p>0.0027</text:p>
                <draw:g>
                  <svg:desc>Sheet1.B2:Sheet1.B11</svg:desc>
                </draw:g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1573">
                <text:p>0.1573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7807">
                <text:p>0.780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.3134">
                <text:p>1.313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.0754">
                <text:p>2.0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87cm" svg:height="10.121cm" xlink:href=".." xlink:type="simple" chart:class="chart:scatter" chart:column-mapping="0" chart:style-name="ch1">
        <chart:title svg:x="4.753cm" svg:y="0.338cm" chart:style-name="ch2">
          <text:p>Average Time Versus Matrix size- Pivot</text:p>
        </chart:title>
        <chart:legend chart:legend-position="end" svg:x="11.319cm" svg:y="4.115cm" style:legend-expansion="high" chart:style-name="ch3"/>
        <chart:plot-area chart:style-name="ch4" table:cell-range-address="Sheet1.A1:Sheet1.A11 Sheet1.C1:Sheet1.C11" chart:data-source-has-labels="both" svg:x="0.369cm" svg:y="1.012cm" svg:width="9.062cm" svg:height="8.374cm">
          <chartooo:coordinate-region svg:x="1.096cm" svg:y="1.212cm" svg:width="8.055cm" svg:height="7.527cm"/>
          <chart:axis chart:dimension="x" chart:name="primary-x" chart:style-name="ch5" chartooo:axis-type="auto">
            <chart:title svg:x="4.089cm" svg:y="9.561cm" chart:style-name="ch6">
              <text:p>Matrix Size</text:p>
            </chart:title>
            <chart:categories table:cell-range-address="Sheet1.A1:Sheet1.A1"/>
          </chart:axis>
          <chart:axis chart:dimension="y" chart:name="primary-y" chart:style-name="ch5">
            <chart:title svg:x="0cm" svg:y="6.579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C2:Sheet1.C11" chart:label-cell-address="Sheet1.C1:Sheet1.C1" chart:class="chart:scatter">
            <chart:domain table:cell-range-address="Sheet1.A2:Sheet1.A11"/>
            <chart:regression-curve chart:style-name="ch10">
              <chart:equation chart:display-r-square="true" svg:x="1.258cm" svg:y="2.972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(10 trials partial pivotin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1:Sheet1.A1</svg:desc>
                </draw:g>
              </table:table-cell>
              <table:table-cell office:value-type="float" office:value="20">
                <text:p>20</text:p>
                <draw:g>
                  <svg:desc>Sheet1.A2:Sheet1.A11</svg:desc>
                </draw:g>
              </table:table-cell>
              <table:table-cell office:value-type="float" office:value="0.0032">
                <text:p>0.0032</text:p>
                <draw:g>
                  <svg:desc>Sheet1.C2:Sheet1.C11</svg:desc>
                </draw:g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1574">
                <text:p>0.157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2502">
                <text:p>0.250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.3064">
                <text:p>1.306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.0686">
                <text:p>2.0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C96:Sheet1.C103" chart:error-lower-range="Sheet1.C96:Sheet1.C10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1.E96:Sheet1.E103" chart:error-lower-range="Sheet1.E96:Sheet1.E103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5cm" xlink:href=".." xlink:type="simple" chart:class="chart:scatter" chart:style-name="ch1">
        <chart:title svg:x="3.307cm" svg:y="0.315cm" chart:style-name="ch2">
          <text:p>Standard Deviation Versus Number of Variables</text:p>
        </chart:title>
        <chart:legend chart:legend-position="end" svg:x="13.381cm" svg:y="3.944cm" style:legend-expansion="high" chart:style-name="ch3"/>
        <chart:plot-area chart:style-name="ch4" table:cell-range-address="Sheet1.A96:Sheet1.B103 Sheet1.B95:Sheet1.B95 Sheet1.D95:Sheet1.D103" chart:data-source-has-labels="row" svg:x="1.33cm" svg:y="1.631cm" svg:width="11.414cm" svg:height="6.194cm">
          <chartooo:coordinate-region svg:x="1.872cm" svg:y="1.83cm" svg:width="10.685cm" svg:height="5.796cm"/>
          <chart:axis chart:dimension="x" chart:name="primary-x" chart:style-name="ch5">
            <chart:title svg:x="5.921cm" svg:y="8.004cm" chart:style-name="ch6">
              <text:p>Free Variables</text:p>
            </chart:title>
          </chart:axis>
          <chart:axis chart:dimension="y" chart:name="primary-y" chart:style-name="ch5">
            <chart:title svg:x="0.451cm" svg:y="5.989cm" chart:style-name="ch7">
              <text:p>average solution</text:p>
            </chart:title>
            <chart:grid chart:style-name="ch8" chart:class="major"/>
          </chart:axis>
          <chart:series chart:style-name="ch9" chart:values-cell-range-address="Sheet1.B96:Sheet1.B103" chart:label-cell-address="Sheet1.B95:Sheet1.B95" chart:class="chart:scatter">
            <chart:domain table:cell-range-address="Sheet1.A96:Sheet1.A103"/>
            <chart:error-indicator chart:style-name="ch10" chart:dimension="y"/>
            <chart:data-point chart:repeated="8"/>
          </chart:series>
          <chart:series chart:style-name="ch11" chart:values-cell-range-address="Sheet1.D96:Sheet1.D103" chart:label-cell-address="Sheet1.D95:Sheet1.D95" chart:class="chart:scatter">
            <chart:error-indicator chart:style-name="ch10" chart:dimension="y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B95:Sheet1.B9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ean (pivot)</text:p>
                <draw:g>
                  <svg:desc>Sheet1.D95:Sheet1.D9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96:Sheet1.A103</svg:desc>
                </draw:g>
              </table:table-cell>
              <table:table-cell office:value-type="float" office:value="-0.5187">
                <text:p>-0.5187</text:p>
                <draw:g>
                  <svg:desc>Sheet1.B96:Sheet1.B103</svg:desc>
                </draw:g>
              </table:table-cell>
              <table:table-cell office:value-type="float" office:value="8.0365">
                <text:p>8.0365</text:p>
                <draw:g>
                  <svg:desc>Sheet1.C96:Sheet1.C103</svg:desc>
                </draw:g>
              </table:table-cell>
              <table:table-cell office:value-type="float" office:value="8.0365">
                <text:p>8.0365</text:p>
                <draw:g>
                  <svg:desc>Sheet1.C96:Sheet1.C103</svg:desc>
                </draw:g>
              </table:table-cell>
              <table:table-cell office:value-type="float" office:value="-0.2716">
                <text:p>-0.2716</text:p>
                <draw:g>
                  <svg:desc>Sheet1.D96:Sheet1.D103</svg:desc>
                </draw:g>
              </table:table-cell>
              <table:table-cell office:value-type="float" office:value="2.9269">
                <text:p>2.9269</text:p>
                <draw:g>
                  <svg:desc>Sheet1.E96:Sheet1.E103</svg:desc>
                </draw:g>
              </table:table-cell>
              <table:table-cell office:value-type="float" office:value="2.9269">
                <text:p>2.9269</text:p>
                <draw:g>
                  <svg:desc>Sheet1.E96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1.8436">
                <text:p>-1.8436</text:p>
              </table:table-cell>
              <table:table-cell office:value-type="float" office:value="24.045">
                <text:p>24.045</text:p>
              </table:table-cell>
              <table:table-cell office:value-type="float" office:value="24.045">
                <text:p>24.045</text:p>
              </table:table-cell>
              <table:table-cell office:value-type="float" office:value="-0.6805">
                <text:p>-0.6805</text:p>
              </table:table-cell>
              <table:table-cell office:value-type="float" office:value="4.9146">
                <text:p>4.9146</text:p>
              </table:table-cell>
              <table:table-cell office:value-type="float" office:value="4.9146">
                <text:p>4.9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4291">
                <text:p>1.4291</text:p>
              </table:table-cell>
              <table:table-cell office:value-type="float" office:value="12.8622">
                <text:p>12.8622</text:p>
              </table:table-cell>
              <table:table-cell office:value-type="float" office:value="12.8622">
                <text:p>12.8622</text:p>
              </table:table-cell>
              <table:table-cell office:value-type="float" office:value="0.1479">
                <text:p>0.1479</text:p>
              </table:table-cell>
              <table:table-cell office:value-type="float" office:value="10.1183">
                <text:p>10.1183</text:p>
              </table:table-cell>
              <table:table-cell office:value-type="float" office:value="10.1183">
                <text:p>10.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687">
                <text:p>0.2687</text:p>
              </table:table-cell>
              <table:table-cell office:value-type="float" office:value="3.1301">
                <text:p>3.1301</text:p>
              </table:table-cell>
              <table:table-cell office:value-type="float" office:value="3.1301">
                <text:p>3.1301</text:p>
              </table:table-cell>
              <table:table-cell office:value-type="float" office:value="-7.0337">
                <text:p>-7.0337</text:p>
              </table:table-cell>
              <table:table-cell office:value-type="float" office:value="63.481">
                <text:p>63.481</text:p>
              </table:table-cell>
              <table:table-cell office:value-type="float" office:value="63.481">
                <text:p>63.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832">
                <text:p>0.5832</text:p>
              </table:table-cell>
              <table:table-cell office:value-type="float" office:value="4.5514">
                <text:p>4.5514</text:p>
              </table:table-cell>
              <table:table-cell office:value-type="float" office:value="4.5514">
                <text:p>4.5514</text:p>
              </table:table-cell>
              <table:table-cell office:value-type="float" office:value="2.3215">
                <text:p>2.3215</text:p>
              </table:table-cell>
              <table:table-cell office:value-type="float" office:value="13.637">
                <text:p>13.637</text:p>
              </table:table-cell>
              <table:table-cell office:value-type="float" office:value="13.637">
                <text:p>13.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.6963">
                <text:p>-1.6963</text:p>
              </table:table-cell>
              <table:table-cell office:value-type="float" office:value="8.3949">
                <text:p>8.3949</text:p>
              </table:table-cell>
              <table:table-cell office:value-type="float" office:value="8.3949">
                <text:p>8.3949</text:p>
              </table:table-cell>
              <table:table-cell office:value-type="float" office:value="0.5151">
                <text:p>0.5151</text:p>
              </table:table-cell>
              <table:table-cell office:value-type="float" office:value="5.195">
                <text:p>5.195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4.0669">
                <text:p>-4.0669</text:p>
              </table:table-cell>
              <table:table-cell office:value-type="float" office:value="59.5611">
                <text:p>59.5611</text:p>
              </table:table-cell>
              <table:table-cell office:value-type="float" office:value="59.5611">
                <text:p>59.5611</text:p>
              </table:table-cell>
              <table:table-cell office:value-type="float" office:value="0.8692">
                <text:p>0.8692</text:p>
              </table:table-cell>
              <table:table-cell office:value-type="float" office:value="9.4538">
                <text:p>9.4538</text:p>
              </table:table-cell>
              <table:table-cell office:value-type="float" office:value="9.4538">
                <text:p>9.4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1553">
                <text:p>0.1553</text:p>
              </table:table-cell>
              <table:table-cell office:value-type="float" office:value="3.4201">
                <text:p>3.4201</text:p>
              </table:table-cell>
              <table:table-cell office:value-type="float" office:value="3.4201">
                <text:p>3.4201</text:p>
              </table:table-cell>
              <table:table-cell office:value-type="float" office:value="1.14">
                <text:p>1.14</text:p>
              </table:table-cell>
              <table:table-cell office:value-type="float" office:value="16.9359">
                <text:p>16.9359</text:p>
              </table:table-cell>
              <table:table-cell office:value-type="float" office:value="16.9359">
                <text:p>16.9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E106:Sheet1.E109" chart:error-lower-range="Sheet1.E106:Sheet1.E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C106:Sheet1.C109" chart:error-lower-range="Sheet1.C106:Sheet1.C109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8.986cm" xlink:href=".." xlink:type="simple" chart:class="chart:scatter" chart:style-name="ch1">
        <chart:title svg:x="5.649cm" svg:y="0.315cm" chart:style-name="ch2">
          <text:p>Mean vs. Num. of Trials</text:p>
        </chart:title>
        <chart:legend chart:legend-position="end" svg:x="13.381cm" svg:y="3.945cm" style:legend-expansion="high" chart:style-name="ch3"/>
        <chart:plot-area chart:style-name="ch4" table:cell-range-address="Sheet1.A106:Sheet1.B109 Sheet1.B105:Sheet1.B105 Sheet1.D105:Sheet1.D109" chart:data-source-has-labels="row" svg:x="1.33cm" svg:y="1.631cm" svg:width="11.414cm" svg:height="6.195cm">
          <chartooo:coordinate-region svg:x="2.163cm" svg:y="1.83cm" svg:width="10.116cm" svg:height="5.797cm"/>
          <chart:axis chart:dimension="x" chart:name="primary-x" chart:style-name="ch5">
            <chart:title svg:x="5.842cm" svg:y="8.005cm" chart:style-name="ch6">
              <text:p>number of trials</text:p>
            </chart:title>
          </chart:axis>
          <chart:axis chart:dimension="y" chart:name="primary-y" chart:style-name="ch7">
            <chart:title svg:x="0.451cm" svg:y="5.791cm" chart:style-name="ch8">
              <text:p>average value</text:p>
            </chart:title>
            <chart:grid chart:style-name="ch9" chart:class="major"/>
          </chart:axis>
          <chart:series chart:style-name="ch10" chart:values-cell-range-address="Sheet1.B106:Sheet1.B109" chart:label-cell-address="Sheet1.B105:Sheet1.B105" chart:class="chart:scatter">
            <chart:domain table:cell-range-address="Sheet1.A106:Sheet1.A109"/>
            <chart:error-indicator chart:style-name="ch11" chart:dimension="y"/>
            <chart:data-point chart:repeated="4"/>
          </chart:series>
          <chart:series chart:style-name="ch12" chart:values-cell-range-address="Sheet1.D106:Sheet1.D109" chart:label-cell-address="Sheet1.D105:Sheet1.D105" chart:class="chart:scatter">
            <chart:error-indicator chart:style-name="ch11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B105:Sheet1.B10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mean (pivot)</text:p>
                <draw:g>
                  <svg:desc>Sheet1.D105:Sheet1.D10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06:Sheet1.A109</svg:desc>
                </draw:g>
              </table:table-cell>
              <table:table-cell office:value-type="float" office:value="-0.2686">
                <text:p>-0.2686</text:p>
                <draw:g>
                  <svg:desc>Sheet1.B106:Sheet1.B109</svg:desc>
                </draw:g>
              </table:table-cell>
              <table:table-cell office:value-type="float" office:value="4.4788">
                <text:p>4.4788</text:p>
                <draw:g>
                  <svg:desc>Sheet1.E106:Sheet1.E109</svg:desc>
                </draw:g>
              </table:table-cell>
              <table:table-cell office:value-type="float" office:value="4.4788">
                <text:p>4.4788</text:p>
                <draw:g>
                  <svg:desc>Sheet1.E106:Sheet1.E109</svg:desc>
                </draw:g>
              </table:table-cell>
              <table:table-cell office:value-type="float" office:value="1.9082">
                <text:p>1.9082</text:p>
                <draw:g>
                  <svg:desc>Sheet1.D106:Sheet1.D109</svg:desc>
                </draw:g>
              </table:table-cell>
              <table:table-cell office:value-type="float" office:value="2.3787">
                <text:p>2.3787</text:p>
                <draw:g>
                  <svg:desc>Sheet1.C106:Sheet1.C109</svg:desc>
                </draw:g>
              </table:table-cell>
              <table:table-cell office:value-type="float" office:value="2.3787">
                <text:p>2.3787</text:p>
                <draw:g>
                  <svg:desc>Sheet1.C106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515">
                <text:p>1.515</text:p>
              </table:table-cell>
              <table:table-cell office:value-type="float" office:value="8.8124">
                <text:p>8.8124</text:p>
              </table:table-cell>
              <table:table-cell office:value-type="float" office:value="8.8124">
                <text:p>8.8124</text:p>
              </table:table-cell>
              <table:table-cell office:value-type="float" office:value="1.1646">
                <text:p>1.1646</text:p>
              </table:table-cell>
              <table:table-cell office:value-type="float" office:value="23.2112">
                <text:p>23.2112</text:p>
              </table:table-cell>
              <table:table-cell office:value-type="float" office:value="23.2112">
                <text:p>23.2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0.0634">
                <text:p>-0.0634</text:p>
              </table:table-cell>
              <table:table-cell office:value-type="float" office:value="20.3994">
                <text:p>20.3994</text:p>
              </table:table-cell>
              <table:table-cell office:value-type="float" office:value="20.3994">
                <text:p>20.3994</text:p>
              </table:table-cell>
              <table:table-cell office:value-type="float" office:value="1.0858">
                <text:p>1.0858</text:p>
              </table:table-cell>
              <table:table-cell office:value-type="float" office:value="14.8377">
                <text:p>14.8377</text:p>
              </table:table-cell>
              <table:table-cell office:value-type="float" office:value="14.8377">
                <text:p>14.8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-0.1489">
                <text:p>-0.1489</text:p>
              </table:table-cell>
              <table:table-cell office:value-type="float" office:value="65.8031">
                <text:p>65.8031</text:p>
              </table:table-cell>
              <table:table-cell office:value-type="float" office:value="65.8031">
                <text:p>65.8031</text:p>
              </table:table-cell>
              <table:table-cell office:value-type="float" office:value="0.5489">
                <text:p>0.5489</text:p>
              </table:table-cell>
              <table:table-cell office:value-type="float" office:value="72.1895">
                <text:p>72.1895</text:p>
              </table:table-cell>
              <table:table-cell office:value-type="float" office:value="72.1895">
                <text:p>72.18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D131:Sheet1.D137" chart:error-lower-range="Sheet1.D131:Sheet1.D1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F131:Sheet1.F137" chart:error-lower-range="Sheet1.F131:Sheet1.F1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4cm" xlink:href=".." xlink:type="simple" chart:class="chart:scatter" chart:style-name="ch1">
        <chart:title svg:x="4.405cm" svg:y="0.315cm" chart:style-name="ch2">
          <text:p>Mean Distance vs. Perturbation Size</text:p>
        </chart:title>
        <chart:legend chart:legend-position="end" svg:x="13.169cm" svg:y="3.949cm" style:legend-expansion="high" chart:style-name="ch3"/>
        <chart:plot-area chart:style-name="ch4" table:cell-range-address="Sheet1.B129:Sheet1.C137 Sheet1.E130:Sheet1.E137" chart:data-source-has-labels="row" svg:x="1.33cm" svg:y="1.631cm" svg:width="11.202cm" svg:height="6.203cm">
          <chartooo:coordinate-region svg:x="2.428cm" svg:y="1.831cm" svg:width="9.732cm" svg:height="5.356cm"/>
          <chart:axis chart:dimension="x" chart:name="primary-x" chart:style-name="ch5">
            <chart:title svg:x="5.643cm" svg:y="8.013cm" chart:style-name="ch6">
              <text:p>Perturbation Size</text:p>
            </chart:title>
          </chart:axis>
          <chart:axis chart:dimension="y" chart:name="primary-y" chart:style-name="ch5">
            <chart:title svg:x="0.451cm" svg:y="5.874cm" chart:style-name="ch7">
              <text:p>Mean Distance</text:p>
            </chart:title>
            <chart:grid chart:style-name="ch8" chart:class="major"/>
          </chart:axis>
          <chart:series chart:style-name="ch9" chart:values-cell-range-address="Sheet1.C131:Sheet1.C137" chart:label-cell-address="Sheet1.C129:Sheet1.C130" chart:class="chart:scatter">
            <chart:domain table:cell-range-address="Sheet1.B131:Sheet1.B137 Sheet1.E130:Sheet1.E137"/>
            <chart:error-indicator chart:style-name="ch10" chart:dimension="y"/>
            <chart:data-point chart:repeated="15"/>
          </chart:series>
          <chart:series chart:style-name="ch11" chart:values-cell-range-address="Sheet1.E131:Sheet1.E137" chart:label-cell-address="Sheet1.E130:Sheet1.E130" chart:class="chart:scatter">
            <chart:domain table:cell-range-address="Sheet1.B131:Sheet1.B137"/>
            <chart:error-indicator chart:style-name="ch10" chart:dimension="y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E</text:p>
              </table:table-cell>
              <table:table-cell office:value-type="string">
                <text:p>meanDist</text:p>
                <text:list>
                  <text:list-item>
                    <text:p/>
                  </text:list-item>
                  <text:list-item>
                    <text:p>meanDist</text:p>
                  </text:list-item>
                </text:list>
                <draw:g>
                  <svg:desc>Sheet1.C129:Sheet1.C13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meanDist(piv)</text:p>
                <draw:g>
                  <svg:desc>Sheet1.E130:Sheet1.E1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B131:Sheet1.B137 Sheet1.E130:Sheet1.E137</svg:desc>
                </draw:g>
              </table:table-cell>
              <table:table-cell office:value-type="float" office:value="0.0073">
                <text:p>0.0073</text:p>
                <draw:g>
                  <svg:desc>Sheet1.C131:Sheet1.C137</svg:desc>
                </draw:g>
              </table:table-cell>
              <table:table-cell office:value-type="float" office:value="0.0015">
                <text:p>0.0015</text:p>
                <draw:g>
                  <svg:desc>Sheet1.D131:Sheet1.D137</svg:desc>
                </draw:g>
              </table:table-cell>
              <table:table-cell office:value-type="float" office:value="0.0015">
                <text:p>0.0015</text:p>
                <draw:g>
                  <svg:desc>Sheet1.D131:Sheet1.D137</svg:desc>
                </draw:g>
              </table:table-cell>
              <table:table-cell office:value-type="float" office:value="0.001">
                <text:p>0.001</text:p>
                <draw:g>
                  <svg:desc>Sheet1.B131:Sheet1.B137</svg:desc>
                </draw:g>
              </table:table-cell>
              <table:table-cell office:value-type="float" office:value="394.392">
                <text:p>394.392</text:p>
                <draw:g>
                  <svg:desc>Sheet1.E131:Sheet1.E137</svg:desc>
                </draw:g>
              </table:table-cell>
              <table:table-cell office:value-type="float" office:value="436.8829">
                <text:p>436.8829</text:p>
                <draw:g>
                  <svg:desc>Sheet1.F131:Sheet1.F137</svg:desc>
                </draw:g>
              </table:table-cell>
              <table:table-cell office:value-type="float" office:value="436.8829">
                <text:p>436.8829</text:p>
                <draw:g>
                  <svg:desc>Sheet1.F131:Sheet1.F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74">
                <text:p>0.0274</text:p>
              </table:table-cell>
              <table:table-cell office:value-type="float" office:value="0.0139">
                <text:p>0.0139</text:p>
              </table:table-cell>
              <table:table-cell office:value-type="float" office:value="0.0139">
                <text:p>0.0139</text:p>
              </table:table-cell>
              <table:table-cell office:value-type="float" office:value="0.01">
                <text:p>0.01</text:p>
              </table:table-cell>
              <table:table-cell office:value-type="float" office:value="893.42">
                <text:p>893.42</text:p>
              </table:table-cell>
              <table:table-cell office:value-type="float" office:value="748.5">
                <text:p>748.5</text:p>
              </table:table-cell>
              <table:table-cell office:value-type="float" office:value="748.5">
                <text:p>74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6.964">
                <text:p>6.964</text:p>
              </table:table-cell>
              <table:table-cell office:value-type="float" office:value="7.1997">
                <text:p>7.1997</text:p>
              </table:table-cell>
              <table:table-cell office:value-type="float" office:value="7.1997">
                <text:p>7.1997</text:p>
              </table:table-cell>
              <table:table-cell office:value-type="float" office:value="0.1">
                <text:p>0.1</text:p>
              </table:table-cell>
              <table:table-cell office:value-type="float" office:value="733.4854">
                <text:p>733.4854</text:p>
              </table:table-cell>
              <table:table-cell office:value-type="float" office:value="511.6481">
                <text:p>511.6481</text:p>
              </table:table-cell>
              <table:table-cell office:value-type="float" office:value="511.6481">
                <text:p>511.6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7.413">
                <text:p>117.413</text:p>
              </table:table-cell>
              <table:table-cell office:value-type="float" office:value="24.1406">
                <text:p>24.1406</text:p>
              </table:table-cell>
              <table:table-cell office:value-type="float" office:value="24.1406">
                <text:p>24.1406</text:p>
              </table:table-cell>
              <table:table-cell office:value-type="float" office:value="1">
                <text:p>1</text:p>
              </table:table-cell>
              <table:table-cell office:value-type="float" office:value="949.71">
                <text:p>949.71</text:p>
              </table:table-cell>
              <table:table-cell office:value-type="float" office:value="862.6335">
                <text:p>862.6335</text:p>
              </table:table-cell>
              <table:table-cell office:value-type="float" office:value="862.6335">
                <text:p>862.6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6.18">
                <text:p>36.18</text:p>
              </table:table-cell>
              <table:table-cell office:value-type="float" office:value="13.1822">
                <text:p>13.1822</text:p>
              </table:table-cell>
              <table:table-cell office:value-type="float" office:value="13.1822">
                <text:p>13.1822</text:p>
              </table:table-cell>
              <table:table-cell office:value-type="float" office:value="10">
                <text:p>10</text:p>
              </table:table-cell>
              <table:table-cell office:value-type="float" office:value="709.795">
                <text:p>709.795</text:p>
              </table:table-cell>
              <table:table-cell office:value-type="float" office:value="468.0606">
                <text:p>468.0606</text:p>
              </table:table-cell>
              <table:table-cell office:value-type="float" office:value="468.0606">
                <text:p>468.0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086">
                <text:p>8.086</text:p>
              </table:table-cell>
              <table:table-cell office:value-type="float" office:value="8.0405">
                <text:p>8.0405</text:p>
              </table:table-cell>
              <table:table-cell office:value-type="float" office:value="8.0405">
                <text:p>8.0405</text:p>
              </table:table-cell>
              <table:table-cell office:value-type="float" office:value="100">
                <text:p>100</text:p>
              </table:table-cell>
              <table:table-cell office:value-type="float" office:value="800.2852">
                <text:p>800.2852</text:p>
              </table:table-cell>
              <table:table-cell office:value-type="float" office:value="501.4847">
                <text:p>501.4847</text:p>
              </table:table-cell>
              <table:table-cell office:value-type="float" office:value="501.4847">
                <text:p>501.4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1.7954">
                <text:p>31.7954</text:p>
              </table:table-cell>
              <table:table-cell office:value-type="float" office:value="26.6728">
                <text:p>26.6728</text:p>
              </table:table-cell>
              <table:table-cell office:value-type="float" office:value="26.6728">
                <text:p>26.6728</text:p>
              </table:table-cell>
              <table:table-cell office:value-type="float" office:value="1000">
                <text:p>1000</text:p>
              </table:table-cell>
              <table:table-cell office:value-type="float" office:value="324.7825">
                <text:p>324.7825</text:p>
              </table:table-cell>
              <table:table-cell office:value-type="float" office:value="372.5633">
                <text:p>372.5633</text:p>
              </table:table-cell>
              <table:table-cell office:value-type="float" office:value="372.5633">
                <text:p>372.5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4.392">
                <text:p>394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3.42">
                <text:p>89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3.4854">
                <text:p>733.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9.71">
                <text:p>949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9.795">
                <text:p>70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.2852">
                <text:p>800.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4.7825">
                <text:p>324.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